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1.039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1.21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xml:id="id1" draw:id="id1" draw:layer="layout" svg:width="2.538cm" svg:height="1.888cm" svg:x="2.316cm" svg:y="1.645cm">
          <text:p text:style-name="P1"><text:span text:style-name="T1">Perceptron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4" draw:id="id4" draw:layer="layout" svg:width="4.352cm" svg:height="1.887cm" svg:x="7.705cm" svg:y="7.975cm">
          <text:p text:style-name="P1"><text:span text:style-name="T1">NeuralNetwork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frame draw:style-name="gr1" draw:text-style-name="P3" draw:layer="layout" svg:width="1.539cm" svg:height="0.734cm" svg:x="3.71cm" svg:y="3.626cm">
          <draw:text-box>
            <text:p><text:span text:style-name="T2">builds</text:span></text:p>
          </draw:text-box>
        </draw:frame>
        <draw:custom-shape draw:name="ClassName" draw:style-name="SolidLine" draw:text-style-name="P2" xml:id="id2" draw:id="id2" draw:layer="layout" svg:width="3.81cm" svg:height="1.888cm" svg:x="1.665cm" svg:y="4.833cm">
          <text:p text:style-name="P1"><text:span text:style-name="T1">Perceptron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3" draw:id="id3" draw:layer="layout" svg:width="4.166cm" svg:height="1.888cm" svg:x="1.5cm" svg:y="7.986cm">
          <text:p text:style-name="P1"><text:span text:style-name="T1">MultilayerPerceptron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2" draw:text-style-name="P4" draw:layer="layout" draw:type="line" svg:x1="3.585cm" svg:y1="3.533cm" svg:x2="3.57cm" svg:y2="4.833cm" draw:start-shape="id1" draw:start-glue-point="2" draw:end-shape="id2" draw:end-glue-point="0" svg:d="M3585 3533l-15 1300">
          <text:p/>
        </draw:connector>
        <draw:connector draw:style-name="gr2" draw:text-style-name="P4" draw:layer="layout" draw:type="line" svg:x1="3.57cm" svg:y1="6.721cm" svg:x2="3.583cm" svg:y2="7.986cm" draw:start-shape="id2" draw:start-glue-point="2" draw:end-shape="id3" draw:end-glue-point="0" svg:d="M3570 6721l13 1265">
          <text:p/>
        </draw:connector>
        <draw:connector draw:style-name="gr2" draw:text-style-name="P4" draw:layer="layout" draw:type="line" svg:x1="5.666cm" svg:y1="8.93cm" svg:x2="7.705cm" svg:y2="8.918cm" draw:start-shape="id3" draw:start-glue-point="1" draw:end-shape="id4" svg:d="M5666 8930l2039-12">
          <text:p/>
        </draw:connector>
        <draw:custom-shape draw:name="ClassName" draw:style-name="SolidLine" draw:text-style-name="P2" xml:id="id5" draw:id="id5" draw:layer="layout" svg:width="2.538cm" svg:height="1.888cm" svg:x="15.781cm" svg:y="1.657cm">
          <text:p text:style-name="P1"><text:span text:style-name="T1">Scaling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6" draw:id="id6" draw:layer="layout" svg:width="3.219cm" svg:height="1.888cm" svg:x="15.561cm" svg:y="4.185cm">
          <text:p text:style-name="P1"><text:span text:style-name="T1">Unscaling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7" draw:id="id7" draw:layer="layout" svg:width="3.44cm" svg:height="1.888cm" svg:x="15.505cm" svg:y="6.709cm">
          <text:p text:style-name="P1"><text:span text:style-name="T1">Conditions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9" draw:id="id9" draw:layer="layout" svg:width="3.191cm" svg:height="1.888cm" svg:x="15.589cm" svg:y="11.789cm">
          <text:p text:style-name="P1"><text:span text:style-name="T1">Bounding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8" draw:id="id8" draw:layer="layout" svg:width="3.87cm" svg:height="1.888cm" svg:x="15.545cm" svg:y="9.309cm">
          <text:p text:style-name="P1"><text:span text:style-name="T1">Probabilistic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2" draw:text-style-name="P4" draw:layer="layout" draw:type="line" svg:x1="15.781cm" svg:y1="2.601cm" svg:x2="12.057cm" svg:y2="8.918cm" draw:start-shape="id5" draw:start-glue-point="3" draw:end-shape="id4" draw:end-glue-point="1" svg:d="M15781 2601l-3724 6317">
          <text:p/>
        </draw:connector>
        <draw:connector draw:style-name="gr2" draw:text-style-name="P4" draw:layer="layout" draw:type="line" svg:x1="15.561cm" svg:y1="5.129cm" svg:x2="12.057cm" svg:y2="8.918cm" draw:start-shape="id6" draw:start-glue-point="3" draw:end-shape="id4" draw:end-glue-point="1" svg:d="M15561 5129l-3504 3789">
          <text:p/>
        </draw:connector>
        <draw:connector draw:style-name="gr2" draw:text-style-name="P4" draw:layer="layout" draw:type="line" svg:x1="15.505cm" svg:y1="7.653cm" svg:x2="12.057cm" svg:y2="8.918cm" draw:start-shape="id7" draw:start-glue-point="3" draw:end-shape="id4" draw:end-glue-point="1" svg:d="M15505 7653l-3448 1265">
          <text:p/>
        </draw:connector>
        <draw:connector draw:style-name="gr2" draw:text-style-name="P4" draw:layer="layout" draw:type="line" svg:x1="15.545cm" svg:y1="10.253cm" svg:x2="12.057cm" svg:y2="8.918cm" draw:start-shape="id8" draw:start-glue-point="3" draw:end-shape="id4" svg:d="M15545 10253l-3488-1335">
          <text:p/>
        </draw:connector>
        <draw:connector draw:style-name="gr2" draw:text-style-name="P4" draw:layer="layout" draw:type="line" svg:x1="15.589cm" svg:y1="12.733cm" svg:x2="12.057cm" svg:y2="8.918cm" draw:start-shape="id9" draw:start-glue-point="3" draw:end-shape="id4" svg:d="M15589 12733l-3532-3815">
          <text:p/>
        </draw:connector>
        <draw:custom-shape draw:name="ClassName" draw:style-name="SolidLine" draw:text-style-name="P2" xml:id="id10" draw:id="id10" draw:layer="layout" svg:width="5.067cm" svg:height="1.888cm" svg:x="14.348cm" svg:y="14.357cm">
          <text:p text:style-name="P1"><text:span text:style-name="T1">IndependentParameters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2" draw:text-style-name="P4" draw:layer="layout" draw:type="line" svg:x1="14.348cm" svg:y1="15.301cm" svg:x2="12.057cm" svg:y2="8.919cm" draw:start-shape="id10" svg:d="M14348 15301l-2291-6382">
          <text:p/>
        </draw:connector>
        <draw:frame draw:style-name="gr1" draw:text-style-name="P3" draw:layer="layout" svg:width="1.539cm" svg:height="0.734cm" svg:x="3.711cm" svg:y="6.826cm">
          <draw:text-box>
            <text:p><text:span text:style-name="T2">builds</text:span></text:p>
          </draw:text-box>
        </draw:frame>
        <draw:frame draw:style-name="gr1" draw:text-style-name="P3" draw:layer="layout" svg:width="1.539cm" svg:height="0.734cm" svg:x="5.864cm" svg:y="9.05cm">
          <draw:text-box>
            <text:p><text:span text:style-name="T2">builds</text:span></text:p>
          </draw:text-box>
        </draw:frame>
        <draw:frame draw:style-name="gr3" draw:text-style-name="P3" draw:layer="layout" svg:width="1.713cm" svg:height="0.734cm" svg:x="13.765cm" svg:y="2.254cm">
          <draw:text-box>
            <text:p><text:span text:style-name="T2">builds </text:span></text:p>
          </draw:text-box>
        </draw:frame>
        <draw:frame draw:style-name="gr3" draw:text-style-name="P3" draw:layer="layout" svg:width="1.713cm" svg:height="0.734cm" svg:x="13.766cm" svg:y="5.254cm">
          <draw:text-box>
            <text:p><text:span text:style-name="T2">builds </text:span></text:p>
          </draw:text-box>
        </draw:frame>
        <draw:frame draw:style-name="gr3" draw:text-style-name="P3" draw:layer="layout" svg:width="1.713cm" svg:height="0.734cm" svg:x="13.567cm" svg:y="8.254cm">
          <draw:text-box>
            <text:p><text:span text:style-name="T2">builds </text:span></text:p>
          </draw:text-box>
        </draw:frame>
        <draw:frame draw:style-name="gr3" draw:text-style-name="P3" draw:layer="layout" svg:width="1.713cm" svg:height="0.734cm" svg:x="12.568cm" svg:y="14.954cm">
          <draw:text-box>
            <text:p><text:span text:style-name="T2">builds </text:span></text:p>
          </draw:text-box>
        </draw:frame>
        <draw:frame draw:style-name="gr3" draw:text-style-name="P3" draw:layer="layout" svg:width="1.713cm" svg:height="0.734cm" svg:x="13.769cm" svg:y="12.354cm">
          <draw:text-box>
            <text:p><text:span text:style-name="T2">builds </text:span></text:p>
          </draw:text-box>
        </draw:frame>
        <draw:frame draw:style-name="gr3" draw:text-style-name="P3" draw:layer="layout" svg:width="1.713cm" svg:height="0.734cm" svg:x="13.722cm" svg:y="9.898cm">
          <draw:text-box>
            <text:p><text:span text:style-name="T2">builds </text:span></text:p>
          </draw:text-box>
        </draw:frame>
        <draw:custom-shape draw:name="ClassName" draw:style-name="SolidLine" draw:text-style-name="P2" xml:id="id11" draw:id="id11" draw:layer="layout" svg:width="2.063cm" svg:height="1.888cm" svg:x="8.867cm" svg:y="12.415cm">
          <text:p text:style-name="P1"><text:span text:style-name="T1">Outputs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2" draw:text-style-name="P4" draw:layer="layout" draw:type="line" svg:x1="9.898cm" svg:y1="12.415cm" svg:x2="9.881cm" svg:y2="9.862cm" draw:start-shape="id11" draw:start-glue-point="0" draw:end-shape="id4" draw:end-glue-point="2" svg:d="M9898 12415l-17-2553">
          <text:p/>
        </draw:connector>
        <draw:custom-shape draw:name="ClassName" draw:style-name="SolidLine" draw:text-style-name="P2" xml:id="id12" draw:id="id12" draw:layer="layout" svg:width="1.713cm" svg:height="1.888cm" svg:x="5.592cm" svg:y="12.416cm">
          <text:p text:style-name="P1"><text:span text:style-name="T1">Inputs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2" draw:text-style-name="P4" draw:layer="layout" draw:type="line" svg:x1="6.448cm" svg:y1="12.416cm" svg:x2="9.881cm" svg:y2="9.862cm" draw:start-shape="id12" draw:end-shape="id4" draw:end-glue-point="2" svg:d="M6448 12416l3433-2554">
          <text:p/>
        </draw:connector>
        <draw:frame draw:style-name="gr3" draw:text-style-name="P3" draw:layer="layout" svg:width="1.713cm" svg:height="0.734cm" svg:x="9.969cm" svg:y="10.854cm">
          <draw:text-box>
            <text:p><text:span text:style-name="T2">builds </text:span></text:p>
          </draw:text-box>
        </draw:frame>
        <draw:frame draw:style-name="gr3" draw:text-style-name="P3" draw:layer="layout" svg:width="1.713cm" svg:height="0.734cm" svg:x="6.17cm" svg:y="10.854cm">
          <draw:text-box>
            <text:p><text:span text:style-name="T2">build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o Lopez</meta:initial-creator>
    <meta:creation-date>2010-11-22T17:37:45</meta:creation-date>
    <meta:generator>OpenOffice/4.1.0$Win32 OpenOffice.org_project/410m18$Build-9764</meta:generator>
    <dc:date>2014-08-27T18:08:51.10</dc:date>
    <meta:editing-duration>PT3H28M46S</meta:editing-duration>
    <meta:editing-cycles>24</meta:editing-cycles>
    <dc:creator>Roberto Lopez</dc:creator>
    <meta:document-statistic meta:object-count="34"/>
  </office:meta>
</office:document-meta>
</file>